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58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1.407cm" fo:min-width="2.225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false" fo:min-height="1.411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1.407cm" fo:min-width="1.378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58cm" svg:height="1.657cm" svg:x="1.057cm" svg:y="1.074cm">
          <draw:text-box>
            <text:p>for ch in “abc”:</text:p>
            <text:p><text:s text:c="4"/>print(2*ch)</text:p>
          </draw:text-box>
        </draw:frame>
        <draw:frame draw:style-name="gr2" draw:text-style-name="P3" draw:layer="layout" svg:width="2.775cm" svg:height="1.707cm" svg:x="6.607cm" svg:y="1.218cm">
          <draw:text-box>
            <text:p text:style-name="P2">loop</text:p>
            <text:p text:style-name="P2">variable</text:p>
          </draw:text-box>
        </draw:frame>
        <draw:frame draw:style-name="gr3" draw:text-style-name="P3" draw:layer="layout" svg:width="3.198cm" svg:height="1.711cm" svg:x="15.998cm" svg:y="1.241cm">
          <draw:text-box>
            <text:p text:style-name="P2">collection</text:p>
          </draw:text-box>
        </draw:frame>
        <draw:frame draw:style-name="gr4" draw:text-style-name="P3" draw:layer="layout" svg:width="1.928cm" svg:height="1.707cm" svg:x="11.203cm" svg:y="5.933cm">
          <draw:text-box>
            <text:p text:style-name="P2">loop</text:p>
            <text:p text:style-name="P2">body</text:p>
          </draw:text-box>
        </draw:frame>
        <draw:line draw:style-name="gr5" draw:text-style-name="P4" draw:layer="layout" svg:x1="8.194cm" svg:y1="3.155cm" svg:x2="10.823cm" svg:y2="5.897cm">
          <text:p text:style-name="P2"/>
        </draw:line>
        <draw:line draw:style-name="gr5" draw:text-style-name="P4" draw:layer="layout" svg:x1="13.431cm" svg:y1="6.055cm" svg:x2="16.353cm" svg:y2="3.38cm">
          <text:p text:style-name="P2"/>
        </draw:line>
        <draw:line draw:style-name="gr5" draw:text-style-name="P4" draw:layer="layout" svg:x1="9.587cm" svg:y1="2.076cm" svg:x2="15.769cm" svg:y2="2.076cm">
          <text:p text:style-name="P2">takes each value</text:p>
          <text:p text:style-name="P2">in order</text:p>
        </draw:line>
        <draw:frame draw:style-name="gr6" draw:text-style-name="P6" draw:layer="layout" svg:width="2.902cm" svg:height="2.36cm" svg:x="9.145cm" svg:y="3.273cm">
          <draw:text-box>
            <text:p text:style-name="P5">changes</text:p>
            <text:p text:style-name="P5">each </text:p>
            <text:p text:style-name="P5">time</text:p>
          </draw:text-box>
        </draw:frame>
        <draw:frame draw:style-name="gr6" draw:text-style-name="P1" draw:layer="layout" svg:width="2.966cm" svg:height="2.36cm" svg:x="12.654cm" svg:y="3.034cm">
          <draw:text-box>
            <text:p><text:s text:c="7"/>runs</text:p>
            <text:p><text:s text:c="5"/>for</text:p>
            <text:p>ea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16:35:59.842096000</meta:creation-date>
    <dc:date>2015-10-18T16:55:58.541498000</dc:date>
    <meta:editing-duration>PT10M8S</meta:editing-duration>
    <meta:editing-cycles>3</meta:editing-cycles>
    <meta:generator>LibreOffice/4.4.2.2$MacOSX_X86_64 LibreOffice_project/c4c7d32d0d49397cad38d62472b0bc8acff48dd6</meta:generator>
    <meta:document-statistic meta:object-count="9"/>
  </office:meta>
</office:document-meta>
</file>